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22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cm" svg:height="7.894cm" svg:x="11.2cm" svg:y="4.4cm">
          <draw:text-box>
            <text:p>Main Page</text:p>
            <text:p>Components:</text:p>
            <text:p><text:span text:style-name="T1">-Header</text:span></text:p>
            <text:p><text:span text:style-name="T1">-Search Bar</text:span></text:p>
            <text:p><text:span text:style-name="T1">-Filter Options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s</text:span></text:p>
            <text:p><text:span text:style-name="T1">-Sorting </text:span></text:p>
            <text:p><text:span text:style-name="T1">-Order</text:span></text:p>
            <text:p><text:span text:style-name="T1">-Is Loading</text:span></text:p>
            <text:p/>
          </draw:text-box>
        </draw:frame>
        <draw:frame draw:style-name="gr2" draw:text-style-name="P3" draw:layer="layout" svg:width="6.2cm" svg:height="2.855cm" svg:x="12.2cm" svg:y="0.945cm">
          <draw:text-box>
            <text:p text:style-name="P2"><text:span text:style-name="T2">Pages/Components</text:span></text:p>
          </draw:text-box>
        </draw:frame>
        <draw:frame draw:style-name="gr1" draw:text-style-name="P1" draw:layer="layout" svg:width="8.2cm" svg:height="2.9cm" svg:x="11.1cm" svg:y="12.4cm">
          <draw:text-box>
            <text:p>Add Date Page:</text:p>
            <text:p><text:span text:style-name="T1">-Header</text:span></text:p>
            <text:p><text:span text:style-name="T1">-Add Date Form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41:11.408116761</meta:creation-date>
    <dc:date>2021-01-12T12:50:08.602657800</dc:date>
    <meta:editing-duration>PT8M57S</meta:editing-duration>
    <meta:editing-cycles>2</meta:editing-cycles>
    <meta:generator>LibreOffice/6.4.6.2$Linux_X86_64 LibreOffice_project/40$Build-2</meta:generator>
    <meta:document-statistic meta:object-count="3"/>
  </office:meta>
</office:document-meta>
</file>